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7" style:family="graphic" style:parent-style-name="standard">
      <style:graphic-properties draw:marker-start="" draw:textarea-horizontal-align="justify" draw:textarea-vertical-align="top" draw:auto-grow-height="false" fo:min-height="3.28cm" fo:min-width="5.08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125cm" fo:min-width="0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c0c0c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3ca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6b4794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8.9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6.7cm" svg:y="3.7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5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5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8cm" svg:y="12.4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5.999cm" svg:y="9.9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5.999cm" svg:y="6.5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1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4" draw:text-style-name="P3" draw:layer="layout" svg:width="8.978cm" svg:height="6.6cm" svg:x="12.17cm" svg:y="6.3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97cm" svg:height="6.545cm" svg:x="12.169cm" svg:y="6.3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93cm" svg:height="6.551cm" svg:x="19.217cm" svg:y="6.3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8cm" svg:height="1cm" svg:x="16.299cm" svg:y="6.3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3.8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0.3cm" svg:y="8.1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6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s" svg:x1="12.169cm" svg:y1="10.575cm" svg:x2="10.571cm" svg:y2="10.582cm" draw:start-shape="id1" draw:start-glue-point="9" draw:end-shape="id2" draw:end-glue-point="1" svg:d="M12169 10575h-501l-595 7h-502" svg:viewBox="0 0 1599 8">
          <text:p/>
        </draw:connector>
        <draw:connector draw:style-name="gr7" draw:text-style-name="P5" draw:layer="layout" draw:type="lines" svg:x1="12.169cm" svg:y1="8.804cm" svg:x2="10.599cm" svg:y2="8.812cm" draw:start-shape="id1" draw:start-glue-point="10" draw:end-shape="id3" draw:end-glue-point="1" svg:d="M12169 8804h-501l-567 8h-502" svg:viewBox="0 0 1571 9">
          <text:p/>
        </draw:connector>
        <draw:connector draw:style-name="gr8" draw:text-style-name="P5" draw:layer="layout" draw:type="lines" svg:x1="12.169cm" svg:y1="7.129cm" svg:x2="10.571cm" svg:y2="7.136cm" draw:start-shape="id1" draw:start-glue-point="5" draw:end-shape="id4" draw:end-glue-point="1" svg:d="M12169 7129h-501l-595 7h-502" svg:viewBox="0 0 1599 8">
          <text:p/>
        </draw:connector>
        <draw:connector draw:style-name="gr8" draw:text-style-name="P5" draw:layer="layout" draw:type="lines" draw:line-skew="-0.568cm" svg:x1="12.169cm" svg:y1="12.446cm" svg:x2="10.6cm" svg:y2="13.065cm" draw:start-shape="id1" draw:start-glue-point="14" draw:end-shape="id5" draw:end-glue-point="1" svg:d="M12169 12446h-1069l2 619h-502" svg:viewBox="0 0 1570 620">
          <text:p/>
        </draw:connector>
        <draw:connector draw:style-name="gr9" draw:text-style-name="P5" draw:layer="layout" svg:x1="6.027cm" svg:y1="8.812cm" svg:x2="5.172cm" svg:y2="8.764cm" draw:start-shape="id3" draw:start-glue-point="3" draw:end-shape="id6" draw:end-glue-point="1" svg:d="M6027 8812h-427v-48h-428" svg:viewBox="0 0 856 49">
          <text:p/>
        </draw:connector>
        <draw:connector draw:style-name="gr10" draw:text-style-name="P5" draw:layer="layout" draw:type="lines" draw:line-skew="0.002cm" svg:x1="5.999cm" svg:y1="7.136cm" svg:x2="6.001cm" svg:y2="10.201cm" draw:start-shape="id4" draw:start-glue-point="3" draw:end-shape="id2" draw:end-glue-point="7" svg:d="M5999 7136h-499l-2 3065h503" svg:viewBox="0 0 504 3066">
          <text:p/>
        </draw:connector>
        <draw:connector draw:style-name="gr11" draw:text-style-name="P5" draw:layer="layout" svg:x1="9.362cm" svg:y1="11.217cm" svg:x2="7.12cm" svg:y2="11.217cm" draw:start-shape="id2" draw:start-glue-point="4" draw:end-shape="id2" draw:end-glue-point="5" svg:d="M9362 11217v502h-2242v-502" svg:viewBox="0 0 2243 503">
          <text:p/>
        </draw:connector>
        <draw:connector draw:style-name="gr12" draw:text-style-name="P5" draw:layer="layout" svg:x1="14.527cm" svg:y1="16.164cm" svg:x2="8.314cm" svg:y2="13.7cm" draw:start-shape="id7" draw:start-glue-point="3" draw:end-shape="id5" draw:end-glue-point="2" svg:d="M14527 16164h-6213v-2464" svg:viewBox="0 0 6214 2465">
          <text:p/>
        </draw:connector>
        <draw:connector draw:style-name="gr12" draw:text-style-name="P5" draw:layer="layout" draw:line-skew="1.949cm" svg:x1="16.813cm" svg:y1="15.529cm" svg:x2="24.885cm" svg:y2="10.269cm" draw:start-shape="id7" draw:start-glue-point="0" draw:end-shape="id8" draw:end-glue-point="2" svg:d="M16813 15529v-680h8072v-4580" svg:viewBox="0 0 8073 5261">
          <text:p/>
        </draw:connector>
        <draw:connector draw:style-name="gr12" draw:text-style-name="P5" draw:layer="layout" draw:line-skew="0.099cm" svg:x1="25.965cm" svg:y1="16.799cm" svg:x2="6.801cm" svg:y2="13.7cm" draw:start-shape="id9" draw:start-glue-point="2" draw:end-shape="id5" draw:end-glue-point="4" svg:d="M25965 16799v601h-19164v-3700" svg:viewBox="0 0 19165 3701">
          <text:p/>
        </draw:connector>
        <draw:connector draw:style-name="gr12" draw:text-style-name="P5" draw:layer="layout" svg:x1="16.8cm" svg:y1="17.629cm" svg:x2="16.813cm" svg:y2="16.799cm" draw:start-shape="id10" draw:start-glue-point="0" draw:end-shape="id7" draw:end-glue-point="2" svg:d="M16800 17629v-414h13v-416" svg:viewBox="0 0 14 831">
          <text:p/>
        </draw:connector>
        <draw:connector draw:style-name="gr12" draw:text-style-name="P5" draw:layer="layout" svg:x1="23.679cm" svg:y1="16.164cm" svg:x2="19.099cm" svg:y2="16.164cm" draw:start-shape="id9" draw:start-glue-point="3" draw:end-shape="id7" draw:end-glue-point="1" svg:d="M23679 16164h-4580" svg:viewBox="0 0 4581 1">
          <text:p/>
        </draw:connector>
        <draw:connector draw:style-name="gr12" draw:text-style-name="P5" draw:layer="layout" draw:line-skew="0cm 0.347cm" svg:x1="14.013cm" svg:y1="3.829cm" svg:x2="28.251cm" svg:y2="16.164cm" draw:start-shape="id11" draw:start-glue-point="0" draw:end-shape="id9" draw:end-glue-point="1" svg:d="M14013 3829v-501h15087v12836h-849" svg:viewBox="0 0 15088 12837">
          <text:p/>
        </draw:connector>
        <draw:connector draw:style-name="gr7" draw:text-style-name="P5" draw:layer="layout" svg:x1="19.099cm" svg:y1="5.069cm" svg:x2="17.698cm" svg:y2="6.34cm" draw:start-shape="id12" draw:start-glue-point="2" draw:end-shape="id1" draw:end-glue-point="16" svg:d="M19099 5069v636h-1401v635" svg:viewBox="0 0 1402 1272">
          <text:p/>
        </draw:connector>
        <draw:connector draw:style-name="gr7" draw:text-style-name="P5" draw:layer="layout" svg:x1="15.2cm" svg:y1="6.34cm" svg:x2="14.013cm" svg:y2="5.099cm" draw:start-shape="id1" draw:start-glue-point="15" draw:end-shape="id11" svg:d="M15200 6340v-620h-1187v-621" svg:viewBox="0 0 1188 1242">
          <text:p/>
        </draw:connector>
        <draw:connector draw:style-name="gr13" draw:text-style-name="P5" draw:layer="layout" svg:x1="11.727cm" svg:y1="4.464cm" svg:x2="8.285cm" svg:y2="6.501cm" draw:start-shape="id11" draw:start-glue-point="3" draw:end-shape="id4" draw:end-glue-point="0" svg:d="M11727 4464h-3442v2037" svg:viewBox="0 0 3443 2038">
          <text:p/>
        </draw:connector>
        <draw:connector draw:style-name="gr11" draw:text-style-name="P5" draw:layer="layout" draw:line-skew="-3.3cm" svg:x1="24.885cm" svg:y1="8.999cm" svg:x2="7.2cm" svg:y2="6.501cm" draw:start-shape="id8" draw:start-glue-point="0" draw:end-shape="id4" draw:end-glue-point="4" svg:d="M24885 8999v-6299h-17685v3801" svg:viewBox="0 0 17686 6300">
          <text:p/>
        </draw:connector>
        <draw:connector draw:style-name="gr7" draw:text-style-name="P5" draw:layer="layout" draw:type="lines" svg:x1="22.599cm" svg:y1="9.634cm" svg:x2="21.148cm" svg:y2="9.64cm" draw:start-shape="id8" draw:start-glue-point="3" draw:end-shape="id1" draw:end-glue-point="1" svg:d="M22599 9634h-501l-449 6h-501" svg:viewBox="0 0 1452 7">
          <text:p/>
        </draw:connector>
        <draw:connector draw:style-name="gr12" draw:text-style-name="P5" draw:layer="layout" svg:x1="25.965cm" svg:y1="15.529cm" svg:x2="25.97cm" svg:y2="10.269cm" draw:start-shape="id9" draw:start-glue-point="0" draw:end-shape="id8" draw:end-glue-point="4" svg:d="M25965 15529v-2629h5v-2631" svg:viewBox="0 0 6 5261">
          <text:p/>
        </draw:connector>
        <draw:connector draw:style-name="gr7" draw:text-style-name="P5" draw:layer="layout" draw:line-skew="2.781cm -0.398cm" svg:x1="23.4cm" svg:y1="10.269cm" svg:x2="6.001cm" svg:y2="10.899cm" draw:start-shape="id8" draw:start-glue-point="5" draw:end-shape="id2" draw:end-glue-point="6" svg:d="M23400 10269v4231h-18300v-3601h901" svg:viewBox="0 0 18301 4232">
          <text:p/>
        </draw:connector>
        <draw:connector draw:style-name="gr12" draw:text-style-name="P5" draw:layer="layout" draw:line-skew="-0.798cm" svg:x1="5.999cm" svg:y1="10.582cm" svg:x2="14.5cm" svg:y2="18.264cm" draw:start-shape="id2" draw:start-glue-point="3" draw:end-shape="id10" draw:end-glue-point="3" svg:d="M5999 10582h-1299v7682h9800" svg:viewBox="0 0 9801 7683">
          <text:p/>
        </draw:connector>
        <draw:connector draw:style-name="gr12" draw:text-style-name="P5" draw:layer="layout" draw:line-skew="0.381cm" svg:x1="9.899cm" svg:y1="11.217cm" svg:x2="6.601cm" svg:y2="11.217cm" draw:start-shape="id2" draw:start-glue-point="8" draw:end-shape="id2" draw:end-glue-point="9" svg:d="M9899 11217v883h-3298v-883" svg:viewBox="0 0 3299 884">
          <text:p/>
        </draw:connector>
        <draw:custom-shape draw:style-name="gr14" draw:text-style-name="P2" xml:id="id13" draw:id="id13" draw:layer="layout" svg:width="4.6cm" svg:height="1.27cm" svg:x="14.5cm" svg:y="19.8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cm" svg:height="0.4cm" svg:x="18.6cm" svg:y="16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27.7cm" svg:y="16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0.1cm" svg:y="10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4.7cm" svg:y="8.9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21cm" svg:y="4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0.1cm" svg:y="7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5.072cm" svg:height="1.27cm" svg:x="1cm" svg:y="1.4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1cm" svg:y="3.0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cm" svg:height="0.4cm" svg:x="5.7cm" svg:y="3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5.7cm" svg:y="2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5.8cm" svg:y="4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8.6cm" svg:y="12.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" draw:text-style-name="P8" draw:layer="layout" svg:width="5.58cm" svg:height="3.53cm" svg:x="23.9cm" svg:y="19.6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6" draw:layer="layout" svg:width="0.408cm" svg:height="0.496cm" svg:x="24.2cm" svg:y="21.704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19" draw:text-style-name="P5" draw:layer="layout" draw:line-skew="-2.098cm" svg:x1="6.001cm" svg:y1="10.401cm" svg:x2="14.5cm" svg:y2="20.435cm" draw:start-shape="id2" draw:start-glue-point="10" draw:end-shape="id13" draw:end-glue-point="3" svg:d="M6001 10401h-2601v10034h11100" svg:viewBox="0 0 11101 10035">
          <text:p/>
        </draw:connector>
        <draw:connector draw:style-name="gr19" draw:text-style-name="P5" draw:layer="layout" svg:x1="16.8cm" svg:y1="18.899cm" svg:x2="16.8cm" svg:y2="19.8cm" draw:start-shape="id10" draw:start-glue-point="2" draw:end-shape="id13" draw:end-glue-point="0" svg:d="M16800 18899v901" svg:viewBox="0 0 1 902">
          <text:p/>
        </draw:connector>
        <draw:custom-shape draw:style-name="gr20" draw:text-style-name="P6" draw:layer="layout" svg:width="0.3cm" svg:height="0.4cm" svg:x="18.669cm" svg:y="20.5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0" draw:layer="layout" svg:width="1.018cm" svg:height="0.692cm" svg:x="18.182cm" svg:y="19.9cm">
          <draw:text-box>
            <text:p text:style-name="P9"><text:span text:style-name="T9">KV</text:span></text:p>
          </draw:text-box>
        </draw:frame>
        <draw:frame draw:style-name="gr21" draw:text-style-name="P10" draw:layer="layout" svg:width="1.018cm" svg:height="0.692cm" svg:x="18.182cm" svg:y="17.608cm">
          <draw:text-box>
            <text:p text:style-name="P9"><text:span text:style-name="T9">K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07-02T11:42:54.654613244</dc:date>
    <meta:editing-duration>PT16H32M20S</meta:editing-duration>
    <meta:editing-cycles>17</meta:editing-cycles>
    <meta:generator>LibreOffice/4.4.2.2$Linux_X86_64 LibreOffice_project/40m0$Build-2</meta:generator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